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2cm" fo:min-width="3.479cm" fo:padding-bottom="0.0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1.29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25cm" fo:min-width="3.479cm" fo:padding-bottom="0.0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1.334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2.6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3.62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03cm" fo:min-width="1.882cm"/>
      <style:paragraph-properties style:writing-mode="lr-tb"/>
    </style:style>
    <style:style style:name="gr18" style:family="graphic" style:parent-style-name="objectwithoutfill">
      <style:graphic-properties draw:marker-end="Arrowheads_20_13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628cm"/>
      <style:paragraph-properties style:writing-mode="lr-tb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9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objectwithoutfill">
      <style:graphic-properties draw:marker-end="Arrowheads_20_21" draw:marker-end-width="0.3cm" draw:fill="none" draw:textarea-vertical-align="middle"/>
    </style:style>
    <style:style style:name="gr28" style:family="graphic" style:parent-style-name="objectwithoutfill">
      <style:graphic-properties draw:marker-end="Arrowheads_20_22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38cm" fo:min-width="3.309cm"/>
      <style:paragraph-properties style:writing-mode="lr-tb"/>
    </style:style>
    <style:style style:name="gr30" style:family="graphic" style:parent-style-name="objectwithoutfill">
      <style:graphic-properties draw:marker-end="Arrowheads_20_23" draw:marker-end-width="0.3cm" draw:fill="none" draw:textarea-vertical-align="middle"/>
    </style:style>
    <style:style style:name="gr31" style:family="graphic" style:parent-style-name="objectwithoutfill">
      <style:graphic-properties draw:marker-end="Arrowheads_20_24" draw:marker-end-width="0.3cm" draw:fill="none" draw:textarea-vertical-align="middle"/>
    </style:style>
    <style:style style:name="gr32" style:family="graphic" style:parent-style-name="objectwithoutfill">
      <style:graphic-properties draw:marker-end="Arrowheads_20_26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703cm" fo:min-width="2.992cm"/>
      <style:paragraph-properties style:writing-mode="lr-tb"/>
    </style:style>
    <style:style style:name="gr34" style:family="graphic" style:parent-style-name="objectwithoutfill">
      <style:graphic-properties draw:marker-end="Arrowheads_20_27" draw:marker-end-width="0.3cm" draw:fill="none" draw:textarea-vertical-align="middle"/>
    </style:style>
    <style:style style:name="gr35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1.192cm" svg:x="3.053cm" svg:y="2.665cm">
          <text:p text:style-name="P1">Array (массив строк)</text:p>
          <text:p text:style-name="P1">Min(мин длина строки)</text:p>
          <text:p text:style-name="P1">Max(макс длина строки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635cm" svg:x="3.857cm" svg:y="1.317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79cm" svg:height="0.875cm" svg:x="3.053cm" svg:y="4.57cm">
          <text:p text:style-name="P1">Запускаем Random</text:p>
          <text:p text:style-name="P1">Инициал.строку strArray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.668cm" svg:height="1.905cm" svg:x="3.364cm" svg:y="6.079cm">
          <text:p text:style-name="P1">Конец массива Arra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5.127cm" svg:y1="1.952cm" svg:x2="5.127cm" svg:y2="2.587cm">
          <text:p/>
        </draw:line>
        <draw:line draw:style-name="gr6" draw:text-style-name="P2" draw:layer="layout" svg:x1="5.127cm" svg:y1="3.94cm" svg:x2="5.127cm" svg:y2="4.575cm">
          <text:p/>
        </draw:line>
        <draw:line draw:style-name="gr7" draw:text-style-name="P2" draw:layer="layout" svg:x1="5.193cm" svg:y1="5.444cm" svg:x2="5.193cm" svg:y2="6.08cm">
          <text:p/>
        </draw:line>
        <draw:frame draw:style-name="gr8" draw:text-style-name="P3" xml:id="id6" draw:id="id6" draw:layer="layout" svg:width="0.953cm" svg:height="0.645cm" svg:x="6.715cm" svg:y="6.387cm">
          <draw:text-box>
            <text:p>Да</text:p>
          </draw:text-box>
        </draw:frame>
        <draw:frame draw:style-name="gr8" draw:text-style-name="P3" draw:layer="layout" svg:width="1.27cm" svg:height="0.645cm" svg:x="5.445cm" svg:y="7.667cm">
          <draw:text-box>
            <text:p>Нет</text:p>
          </draw:text-box>
        </draw:frame>
        <draw:custom-shape draw:style-name="gr9" draw:text-style-name="P1" xml:id="id3" draw:id="id3" draw:layer="layout" svg:width="3.81cm" svg:height="0.635cm" svg:x="3.222cm" svg:y="8.712cm">
          <text:p text:style-name="P1">strArray=strArray +1</text:p>
          <draw:enhanced-geometry svg:viewBox="0 0 21600 21600" draw:type="rectangle" draw:enhanced-path="M 0 0 L 21600 0 21600 21600 0 21600 0 0 Z N"/>
        </draw:custom-shape>
        <draw:connector draw:style-name="gr10" draw:text-style-name="P2" xml:id="id1" draw:id="id1" draw:layer="layout" draw:type="line" svg:x1="2.294cm" svg:y1="10.223cm" svg:x2="2.27cm" svg:y2="7.072cm" svg:d="M2294 10223l-24-3151" svg:viewBox="0 0 25 3152">
          <text:p/>
        </draw:connector>
        <draw:connector draw:style-name="gr11" draw:text-style-name="P2" draw:layer="layout" draw:type="line" svg:x1="2.27cm" svg:y1="7.072cm" svg:x2="3.364cm" svg:y2="7.032cm" draw:start-shape="id1" draw:start-glue-point="3" draw:end-shape="id2" draw:end-glue-point="5" svg:d="M2270 7072l1094-40" svg:viewBox="0 0 1095 41">
          <text:p/>
        </draw:connector>
        <draw:line draw:style-name="gr12" draw:text-style-name="P2" draw:layer="layout" svg:x1="5.193cm" svg:y1="7.985cm" svg:x2="5.187cm" svg:y2="8.712cm">
          <text:p/>
        </draw:line>
        <draw:custom-shape draw:style-name="gr13" draw:text-style-name="P1" xml:id="id10" draw:id="id10" draw:layer="layout" svg:width="3.175cm" svg:height="0.635cm" svg:x="9.255cm" svg:y="2.905cm">
          <text:p text:style-name="P1">count_b=0</text:p>
          <text:p text:style-name="P1">count_a=0</text:p>
          <draw:enhanced-geometry svg:viewBox="0 0 21600 21600" draw:type="rectangle" draw:enhanced-path="M 0 0 L 21600 0 21600 21600 0 21600 0 0 Z N"/>
        </draw:custom-shape>
        <draw:connector draw:style-name="gr10" draw:text-style-name="P2" xml:id="id4" draw:id="id4" draw:layer="layout" draw:type="line" svg:x1="2.294cm" svg:y1="10.223cm" svg:x2="5.196cm" svg:y2="10.198cm" draw:start-shape="id1" draw:start-glue-point="2" svg:d="M2294 10223l2902-25" svg:viewBox="0 0 2903 26">
          <text:p/>
        </draw:connector>
        <draw:connector draw:style-name="gr10" draw:text-style-name="P2" draw:layer="layout" draw:type="line" svg:x1="5.127cm" svg:y1="9.347cm" svg:x2="5.196cm" svg:y2="10.198cm" draw:start-shape="id3" draw:start-glue-point="2" draw:end-shape="id4" draw:end-glue-point="3" svg:d="M5127 9347l69 851" svg:viewBox="0 0 70 852">
          <text:p/>
        </draw:connector>
        <draw:custom-shape draw:style-name="gr14" draw:text-style-name="P1" xml:id="id11" draw:id="id11" draw:layer="layout" svg:width="5.08cm" svg:height="1.905cm" svg:x="13.382cm" svg:y="4.17cm">
          <text:p text:style-name="P1">count_b меньше длины строки strArra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2" xml:id="id5" draw:id="id5" draw:layer="layout" svg:x1="8.302cm" svg:y1="3.222cm" svg:x2="9.255cm" svg:y2="3.222cm">
          <text:p/>
        </draw:line>
        <draw:custom-shape draw:style-name="gr16" draw:text-style-name="P1" draw:layer="layout" svg:width="4.128cm" svg:height="0.635cm" svg:x="13.9cm" svg:y="6.71cm">
          <text:p text:style-name="P1">count_b=count_b+случ знач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762cm" svg:height="1.905cm" svg:x="13.5cm" svg:y="7.98cm">
          <text:p text:style-name="P1">count_b больше длины стро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xml:id="id7" draw:id="id7" draw:layer="layout" draw:type="line" svg:x1="8.302cm" svg:y1="3.222cm" svg:x2="8.347cm" svg:y2="7.071cm" draw:start-shape="id5" draw:start-glue-point="3" svg:d="M8302 3222l45 3849" svg:viewBox="0 0 46 3850">
          <text:p/>
        </draw:connector>
        <draw:connector draw:style-name="gr10" draw:text-style-name="P2" draw:layer="layout" draw:type="line" svg:x1="7.191cm" svg:y1="7.032cm" svg:x2="8.347cm" svg:y2="7.071cm" draw:start-shape="id6" draw:start-glue-point="2" draw:end-shape="id7" draw:end-glue-point="3" svg:d="M7191 7032l1156 39" svg:viewBox="0 0 1157 40">
          <text:p/>
        </draw:connector>
        <draw:line draw:style-name="gr18" draw:text-style-name="P2" draw:layer="layout" svg:x1="15.922cm" svg:y1="6.075cm" svg:x2="15.922cm" svg:y2="6.71cm">
          <text:p/>
        </draw:line>
        <draw:custom-shape draw:style-name="gr19" draw:text-style-name="P1" xml:id="id8" draw:id="id8" draw:layer="layout" svg:width="3.81cm" svg:height="1.588cm" svg:x="7.985cm" svg:y="8.319cm">
          <text:p text:style-name="P1">Вставляем символ ‘\n’ в позицию count_b строки</text:p>
          <text:p text:style-name="P1">count_b=count_b+1</text:p>
          <text:p text:style-name="P1">count_a=count_a+1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13.482cm" svg:y1="8.937cm" svg:x2="11.895cm" svg:y2="8.955cm">
          <text:p/>
        </draw:line>
        <draw:frame draw:style-name="gr8" draw:text-style-name="P3" draw:layer="layout" svg:width="1.27cm" svg:height="0.645cm" svg:x="18.462cm" svg:y="4.175cm">
          <draw:text-box>
            <text:p>Нет</text:p>
          </draw:text-box>
        </draw:frame>
        <draw:frame draw:style-name="gr8" draw:text-style-name="P3" draw:layer="layout" svg:width="0.953cm" svg:height="0.645cm" svg:x="16.557cm" svg:y="9.557cm">
          <draw:text-box>
            <text:p>Да</text:p>
          </draw:text-box>
        </draw:frame>
        <draw:custom-shape draw:style-name="gr21" draw:text-style-name="P1" draw:layer="layout" svg:width="4.128cm" svg:height="1.27cm" svg:x="13.917cm" svg:y="10.52cm">
          <text:p text:style-name="P1">Иниц. выходного массива resultArray <text:s/></text:p>
          <text:p text:style-name="P1">count_j = 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762cm" svg:height="1.905cm" svg:x="13.6cm" svg:y="12.425cm">
          <text:p text:style-name="P1">i меньше <text:s/>длины строки strArra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2" draw:layer="layout" svg:x1="15.922cm" svg:y1="9.885cm" svg:x2="15.922cm" svg:y2="10.52cm">
          <text:p/>
        </draw:line>
        <draw:line draw:style-name="gr23" draw:text-style-name="P2" draw:layer="layout" svg:x1="16.022cm" svg:y1="11.79cm" svg:x2="16.022cm" svg:y2="12.425cm">
          <text:p/>
        </draw:line>
        <draw:custom-shape draw:style-name="gr17" draw:text-style-name="P1" draw:layer="layout" svg:width="4.762cm" svg:height="1.905cm" svg:x="13.6cm" svg:y="15.065cm">
          <text:p text:style-name="P1">Текущий символ ‘\n’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2" draw:layer="layout" svg:x1="16.022cm" svg:y1="14.39cm" svg:x2="16.022cm" svg:y2="15.025cm">
          <text:p/>
        </draw:line>
        <draw:line draw:style-name="gr22" draw:text-style-name="P2" draw:layer="layout" svg:x1="15.922cm" svg:y1="7.385cm" svg:x2="15.922cm" svg:y2="8.02cm">
          <text:p/>
        </draw:line>
        <draw:connector draw:style-name="gr10" draw:text-style-name="P2" draw:layer="layout" draw:type="line" svg:x1="9.89cm" svg:y1="8.319cm" svg:x2="9.89cm" svg:y2="5.127cm" draw:start-shape="id8" draw:start-glue-point="0" draw:end-shape="id9" draw:end-glue-point="3" svg:d="M9890 8319v-3192" svg:viewBox="0 0 1 3193">
          <text:p/>
        </draw:connector>
        <draw:line draw:style-name="gr24" draw:text-style-name="P2" xml:id="id9" draw:id="id9" draw:layer="layout" svg:x1="9.89cm" svg:y1="5.127cm" svg:x2="13.382cm" svg:y2="5.127cm">
          <text:p/>
        </draw:line>
        <draw:frame draw:style-name="gr8" draw:text-style-name="P3" draw:layer="layout" svg:width="1.27cm" svg:height="0.645cm" svg:x="13.147cm" svg:y="15.27cm">
          <draw:text-box>
            <text:p>Нет</text:p>
          </draw:text-box>
        </draw:frame>
        <draw:connector draw:style-name="gr10" draw:text-style-name="P2" draw:layer="layout" draw:type="line" svg:x1="12.43cm" svg:y1="3.222cm" svg:x2="15.941cm" svg:y2="3.242cm" draw:start-shape="id10" draw:start-glue-point="1" svg:d="M12430 3222l3511 20" svg:viewBox="0 0 3512 21">
          <text:p/>
        </draw:connector>
        <draw:line draw:style-name="gr25" draw:text-style-name="P2" draw:layer="layout" svg:x1="15.922cm" svg:y1="3.222cm" svg:x2="15.922cm" svg:y2="4.175cm">
          <text:p/>
        </draw:line>
        <draw:connector draw:style-name="gr10" draw:text-style-name="P2" xml:id="id12" draw:id="id12" draw:layer="layout" draw:type="line" svg:x1="18.462cm" svg:y1="5.123cm" svg:x2="19.315cm" svg:y2="5.137cm" draw:start-shape="id11" draw:start-glue-point="7" svg:d="M18462 5123l853 14" svg:viewBox="0 0 854 15">
          <text:p/>
        </draw:connector>
        <draw:connector draw:style-name="gr10" draw:text-style-name="P2" draw:layer="layout" draw:type="line" svg:x1="19.315cm" svg:y1="5.137cm" svg:x2="19.097cm" svg:y2="11.16cm" draw:start-shape="id12" draw:start-glue-point="3" draw:end-shape="id13" draw:end-glue-point="1" svg:d="M19315 5137l-218 6023" svg:viewBox="0 0 219 6024">
          <text:p/>
        </draw:connector>
        <draw:line draw:style-name="gr26" draw:text-style-name="P2" xml:id="id13" draw:id="id13" draw:layer="layout" svg:x1="19.097cm" svg:y1="11.16cm" svg:x2="18.145cm" svg:y2="11.16cm">
          <text:p/>
        </draw:line>
        <draw:frame draw:style-name="gr8" draw:text-style-name="P3" draw:layer="layout" svg:width="1.27cm" svg:height="0.645cm" svg:x="13.065cm" svg:y="7.975cm">
          <draw:text-box>
            <text:p>Нет</text:p>
          </draw:text-box>
        </draw:frame>
        <draw:frame draw:style-name="gr8" draw:text-style-name="P3" draw:layer="layout" svg:width="0.953cm" svg:height="0.645cm" svg:x="16.239cm" svg:y="5.962cm">
          <draw:text-box>
            <text:p>Да</text:p>
          </draw:text-box>
        </draw:frame>
        <draw:frame draw:style-name="gr8" draw:text-style-name="P3" draw:layer="layout" svg:width="0.953cm" svg:height="0.645cm" svg:x="16.44cm" svg:y="14.125cm">
          <draw:text-box>
            <text:p>Да</text:p>
          </draw:text-box>
        </draw:frame>
        <draw:frame draw:style-name="gr8" draw:text-style-name="P3" draw:layer="layout" svg:width="0.953cm" svg:height="0.645cm" svg:x="16.558cm" svg:y="9.558cm">
          <draw:text-box>
            <text:p>Да</text:p>
          </draw:text-box>
        </draw:frame>
        <draw:frame draw:style-name="gr8" draw:text-style-name="P3" draw:layer="layout" svg:width="0.953cm" svg:height="0.645cm" svg:x="16.457cm" svg:y="16.882cm">
          <draw:text-box>
            <text:p>Да</text:p>
          </draw:text-box>
        </draw:frame>
        <draw:custom-shape draw:style-name="gr16" draw:text-style-name="P1" draw:layer="layout" svg:width="4.128cm" svg:height="0.635cm" svg:x="14.017cm" svg:y="17.827cm">
          <text:p text:style-name="P1">count_j=count_j + 1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6.022cm" svg:y1="16.875cm" svg:x2="16.022cm" svg:y2="17.827cm">
          <text:p/>
        </draw:line>
        <draw:line draw:style-name="gr10" draw:text-style-name="P2" xml:id="id14" draw:id="id14" draw:layer="layout" svg:x1="18.045cm" svg:y1="19.445cm" svg:x2="19.315cm" svg:y2="19.445cm">
          <text:p/>
        </draw:line>
        <draw:connector draw:style-name="gr10" draw:text-style-name="P2" draw:layer="layout" draw:type="line" svg:x1="19.315cm" svg:y1="19.445cm" svg:x2="19.297cm" svg:y2="13.382cm" draw:start-shape="id14" draw:start-glue-point="1" draw:end-shape="id15" draw:end-glue-point="1" svg:d="M19315 19445l-18-6063" svg:viewBox="0 0 19 6064">
          <text:p/>
        </draw:connector>
        <draw:line draw:style-name="gr28" draw:text-style-name="P2" xml:id="id15" draw:id="id15" draw:layer="layout" svg:x1="19.297cm" svg:y1="13.382cm" svg:x2="18.345cm" svg:y2="13.382cm">
          <text:p/>
        </draw:line>
        <draw:custom-shape draw:style-name="gr29" draw:text-style-name="P1" draw:layer="layout" svg:width="3.809cm" svg:height="1.588cm" svg:x="8.203cm" svg:y="15.287cm">
          <text:p text:style-name="P1">Увеличиваем текущию строку resultArray на один символ из strArray</text:p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13.582cm" svg:y1="16.022cm" svg:x2="11.995cm" svg:y2="16.022cm">
          <text:p/>
        </draw:line>
        <draw:custom-shape draw:style-name="gr16" draw:text-style-name="P1" draw:layer="layout" svg:width="4.128cm" svg:height="0.635cm" svg:x="14.017cm" svg:y="19.097cm">
          <text:p text:style-name="P1">i = i + 1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16.022cm" svg:y1="18.462cm" svg:x2="16.022cm" svg:y2="19.097cm">
          <text:p/>
        </draw:line>
        <draw:line draw:style-name="gr10" draw:text-style-name="P2" draw:layer="layout" svg:x1="10.19cm" svg:y1="16.875cm" svg:x2="10.19cm" svg:y2="19.415cm">
          <text:p/>
        </draw:line>
        <draw:line draw:style-name="gr32" draw:text-style-name="P2" draw:layer="layout" svg:x1="10.207cm" svg:y1="19.415cm" svg:x2="14.017cm" svg:y2="19.415cm">
          <text:p/>
        </draw:line>
        <draw:frame draw:style-name="gr8" draw:text-style-name="P3" draw:layer="layout" svg:width="1.27cm" svg:height="0.645cm" svg:x="12.73cm" svg:y="12.602cm">
          <draw:text-box>
            <text:p>Нет</text:p>
          </draw:text-box>
        </draw:frame>
        <draw:custom-shape draw:style-name="gr33" draw:text-style-name="P1" draw:layer="layout" svg:width="3.492cm" svg:height="0.953cm" svg:x="3.44cm" svg:y="12.847cm">
          <text:p text:style-name="P1">Вывод массива resultArray в консоль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13.7cm" svg:y1="13.382cm" svg:x2="7.032cm" svg:y2="13.382cm">
          <text:p/>
        </draw:line>
        <draw:custom-shape draw:style-name="gr2" draw:text-style-name="P1" draw:layer="layout" svg:width="2.54cm" svg:height="0.635cm" svg:x="3.858cm" svg:y="15.717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5.127cm" svg:y1="14.017cm" svg:x2="5.127cm" svg:y2="15.6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20:51:05.620371909</meta:creation-date>
    <dc:date>2023-10-27T22:23:33.163754003</dc:date>
    <meta:editing-duration>PT16M22S</meta:editing-duration>
    <meta:editing-cycles>2</meta:editing-cycles>
    <meta:generator>LibreOffice/7.3.7.2$Linux_X86_64 LibreOffice_project/30$Build-2</meta:generator>
    <meta:document-statistic meta:object-count="63"/>
  </office:meta>
</office:document-meta>
</file>